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officeooo:rsid="001b484d" officeooo:paragraph-rsid="001b484d" style:font-weight-asian="normal" style:font-weight-complex="normal"/>
    </style:style>
    <style:style style:name="P2" style:family="paragraph" style:parent-style-name="Standard">
      <style:text-properties fo:font-weight="normal" officeooo:rsid="001baea5" officeooo:paragraph-rsid="001baea5" style:font-weight-asian="normal" style:font-weight-complex="normal"/>
    </style:style>
    <style:style style:name="P3" style:family="paragraph" style:parent-style-name="Heading_20_4">
      <style:text-properties fo:font-weight="bold" officeooo:rsid="00309dc5" officeooo:paragraph-rsid="00309dc5" style:font-weight-asian="bold" style:font-weight-complex="bold"/>
    </style:style>
    <style:style style:name="P4" style:family="paragraph" style:parent-style-name="Standard">
      <style:text-properties fo:font-weight="bold" officeooo:rsid="00309dc5" officeooo:paragraph-rsid="00309dc5" style:font-weight-asian="bold" style:font-weight-complex="bold"/>
    </style:style>
    <style:style style:name="P5" style:family="paragraph" style:parent-style-name="Standard">
      <style:text-properties fo:font-weight="bold" officeooo:rsid="0018b0a1" officeooo:paragraph-rsid="0018b0a1" style:font-weight-asian="bold" style:font-weight-complex="bold"/>
    </style:style>
    <style:style style:name="P6" style:family="paragraph" style:parent-style-name="Standard">
      <style:text-properties fo:font-weight="bold" officeooo:rsid="00199587" officeooo:paragraph-rsid="00199587" style:font-weight-asian="bold" style:font-weight-complex="bold"/>
    </style:style>
    <style:style style:name="P7" style:family="paragraph" style:parent-style-name="Standard">
      <style:text-properties fo:font-weight="bold" officeooo:rsid="001b484d" officeooo:paragraph-rsid="001b484d" style:font-weight-asian="bold" style:font-weight-complex="bold"/>
    </style:style>
    <style:style style:name="P8" style:family="paragraph" style:parent-style-name="Standard">
      <style:text-properties fo:font-weight="bold" officeooo:rsid="001c176b" officeooo:paragraph-rsid="001c176b" style:font-weight-asian="bold" style:font-weight-complex="bold"/>
    </style:style>
    <style:style style:name="P9" style:family="paragraph" style:parent-style-name="Standard">
      <style:text-properties fo:font-weight="bold" officeooo:rsid="001da342" officeooo:paragraph-rsid="001da342" style:font-weight-asian="bold" style:font-weight-complex="bold"/>
    </style:style>
    <style:style style:name="P10" style:family="paragraph" style:parent-style-name="Standard">
      <style:text-properties fo:font-weight="bold" officeooo:rsid="002107dd" officeooo:paragraph-rsid="002107dd" style:font-weight-asian="bold" style:font-weight-complex="bold"/>
    </style:style>
    <style:style style:name="P11" style:family="paragraph" style:parent-style-name="Standard">
      <style:text-properties fo:font-weight="bold" officeooo:rsid="00234723" officeooo:paragraph-rsid="00234723" style:font-weight-asian="bold" style:font-weight-complex="bold"/>
    </style:style>
    <style:style style:name="P12" style:family="paragraph" style:parent-style-name="Standard">
      <style:text-properties fo:font-weight="bold" officeooo:rsid="0023d812" officeooo:paragraph-rsid="0023d812" style:font-weight-asian="bold" style:font-weight-complex="bold"/>
    </style:style>
    <style:style style:name="P13" style:family="paragraph" style:parent-style-name="Standard">
      <style:text-properties fo:font-weight="bold" officeooo:rsid="00258e6d" officeooo:paragraph-rsid="00258e6d" style:font-weight-asian="bold" style:font-weight-complex="bold"/>
    </style:style>
    <style:style style:name="P14" style:family="paragraph" style:parent-style-name="Standard">
      <style:text-properties fo:font-weight="bold" officeooo:rsid="00277184" officeooo:paragraph-rsid="00277184" style:font-weight-asian="bold" style:font-weight-complex="bold"/>
    </style:style>
    <style:style style:name="P15" style:family="paragraph" style:parent-style-name="Standard">
      <style:text-properties fo:font-weight="bold" officeooo:rsid="002936ea" officeooo:paragraph-rsid="002936ea" style:font-weight-asian="bold" style:font-weight-complex="bold"/>
    </style:style>
    <style:style style:name="P16" style:family="paragraph" style:parent-style-name="Standard">
      <style:text-properties fo:font-weight="bold" officeooo:rsid="002b0155" officeooo:paragraph-rsid="002b0155" style:font-weight-asian="bold" style:font-weight-complex="bold"/>
    </style:style>
    <style:style style:name="P17" style:family="paragraph" style:parent-style-name="Standard">
      <style:text-properties officeooo:rsid="0018b0a1" officeooo:paragraph-rsid="0018b0a1"/>
    </style:style>
    <style:style style:name="P18" style:family="paragraph" style:parent-style-name="Standard">
      <style:text-properties officeooo:paragraph-rsid="002aec74"/>
    </style:style>
    <style:style style:name="P19" style:family="paragraph" style:parent-style-name="Standard">
      <style:text-properties officeooo:rsid="00371cac" officeooo:paragraph-rsid="00371cac"/>
    </style:style>
    <style:style style:name="P20" style:family="paragraph" style:parent-style-name="Standard">
      <style:text-properties officeooo:rsid="00385be9" officeooo:paragraph-rsid="00385be9"/>
    </style:style>
    <style:style style:name="P21" style:family="paragraph" style:parent-style-name="Standard">
      <style:text-properties fo:font-weight="normal" officeooo:rsid="00199587" officeooo:paragraph-rsid="00199587" style:font-weight-asian="normal" style:font-weight-complex="normal"/>
    </style:style>
    <style:style style:name="P22" style:family="paragraph" style:parent-style-name="Standard">
      <style:text-properties fo:font-weight="normal" officeooo:rsid="001b484d" officeooo:paragraph-rsid="001b484d" style:font-weight-asian="normal" style:font-weight-complex="normal"/>
    </style:style>
    <style:style style:name="P23" style:family="paragraph" style:parent-style-name="Standard">
      <style:text-properties fo:font-weight="normal" officeooo:rsid="001da342" officeooo:paragraph-rsid="001da342" style:font-weight-asian="normal" style:font-weight-complex="normal"/>
    </style:style>
    <style:style style:name="P24" style:family="paragraph" style:parent-style-name="Standard">
      <style:text-properties fo:font-weight="normal" officeooo:rsid="002107dd" officeooo:paragraph-rsid="002107dd" style:font-weight-asian="normal" style:font-weight-complex="normal"/>
    </style:style>
    <style:style style:name="P25" style:family="paragraph" style:parent-style-name="Standard">
      <style:text-properties fo:font-weight="normal" officeooo:rsid="0023d812" officeooo:paragraph-rsid="0023d812" style:font-weight-asian="normal" style:font-weight-complex="normal"/>
    </style:style>
    <style:style style:name="P26" style:family="paragraph" style:parent-style-name="Standard">
      <style:text-properties fo:font-weight="normal" officeooo:rsid="00258e6d" officeooo:paragraph-rsid="00258e6d" style:font-weight-asian="normal" style:font-weight-complex="normal"/>
    </style:style>
    <style:style style:name="P27" style:family="paragraph" style:parent-style-name="Standard">
      <style:text-properties fo:font-weight="normal" officeooo:rsid="00277184" officeooo:paragraph-rsid="00277184" style:font-weight-asian="normal" style:font-weight-complex="normal"/>
    </style:style>
    <style:style style:name="P28" style:family="paragraph" style:parent-style-name="Standard">
      <style:text-properties fo:font-weight="normal" officeooo:rsid="00287ca8" officeooo:paragraph-rsid="00287ca8" style:font-weight-asian="normal" style:font-weight-complex="normal"/>
    </style:style>
    <style:style style:name="P29" style:family="paragraph" style:parent-style-name="Standard">
      <style:text-properties fo:font-weight="normal" officeooo:rsid="002936ea" officeooo:paragraph-rsid="002936ea" style:font-weight-asian="normal" style:font-weight-complex="normal"/>
    </style:style>
    <style:style style:name="P30" style:family="paragraph" style:parent-style-name="Standard">
      <style:text-properties fo:font-weight="normal" officeooo:rsid="002aec74" officeooo:paragraph-rsid="002936ea" style:font-weight-asian="normal" style:font-weight-complex="normal"/>
    </style:style>
    <style:style style:name="P31" style:family="paragraph" style:parent-style-name="Standard">
      <style:text-properties fo:font-weight="normal" officeooo:rsid="002aec74" officeooo:paragraph-rsid="002aec74" style:font-weight-asian="normal" style:font-weight-complex="normal"/>
    </style:style>
    <style:style style:name="P32" style:family="paragraph" style:parent-style-name="Standard">
      <style:text-properties fo:font-weight="normal" officeooo:rsid="002b0155" officeooo:paragraph-rsid="002b0155" style:font-weight-asian="normal" style:font-weight-complex="normal"/>
    </style:style>
    <style:style style:name="P33" style:family="paragraph" style:parent-style-name="Standard">
      <style:text-properties fo:font-weight="normal" officeooo:rsid="00309dc5" officeooo:paragraph-rsid="00309dc5" style:font-weight-asian="normal" style:font-weight-complex="normal"/>
    </style:style>
    <style:style style:name="P34" style:family="paragraph" style:parent-style-name="Standard">
      <style:text-properties fo:font-weight="normal" officeooo:rsid="0030e4fe" officeooo:paragraph-rsid="00309dc5" style:font-weight-asian="normal" style:font-weight-complex="normal"/>
    </style:style>
    <style:style style:name="P35" style:family="paragraph" style:parent-style-name="Standard">
      <style:text-properties fo:font-weight="normal" officeooo:rsid="0032e234" officeooo:paragraph-rsid="00309dc5" style:font-weight-asian="normal" style:font-weight-complex="normal"/>
    </style:style>
    <style:style style:name="P36" style:family="paragraph" style:parent-style-name="Standard">
      <style:text-properties fo:font-weight="normal" officeooo:rsid="00338238" officeooo:paragraph-rsid="00309dc5" style:font-weight-asian="normal" style:font-weight-complex="normal"/>
    </style:style>
    <style:style style:name="P37" style:family="paragraph" style:parent-style-name="Standard">
      <style:text-properties fo:font-weight="normal" officeooo:rsid="0033ac18" officeooo:paragraph-rsid="00309dc5" style:font-weight-asian="normal" style:font-weight-complex="normal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margin-top="0in" fo:margin-bottom="0in" style:contextual-spacing="false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paragraph-properties fo:margin-top="0in" fo:margin-bottom="0in" style:contextual-spacing="false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881f" style:font-weight-asian="normal" style:font-weight-complex="normal"/>
    </style:style>
    <style:style style:name="T3" style:family="text">
      <style:text-properties fo:font-weight="normal" officeooo:rsid="002107dd" style:font-weight-asian="normal" style:font-weight-complex="normal"/>
    </style:style>
    <style:style style:name="T4" style:family="text">
      <style:text-properties fo:font-weight="normal" officeooo:rsid="00258e6d" style:font-weight-asian="normal" style:font-weight-complex="normal"/>
    </style:style>
    <style:style style:name="T5" style:family="text">
      <style:text-properties fo:font-weight="normal" officeooo:rsid="002aec74" style:font-weight-asian="normal" style:font-weight-complex="normal"/>
    </style:style>
    <style:style style:name="T6" style:family="text">
      <style:text-properties fo:font-weight="normal" officeooo:rsid="0030e4fe" style:font-weight-asian="normal" style:font-weight-complex="normal"/>
    </style:style>
    <style:style style:name="T7" style:family="text">
      <style:text-properties fo:font-weight="normal" officeooo:rsid="0032e234" style:font-weight-asian="normal" style:font-weight-complex="normal"/>
    </style:style>
    <style:style style:name="T8" style:family="text">
      <style:text-properties fo:font-weight="normal" officeooo:rsid="00338238" style:font-weight-asian="normal" style:font-weight-complex="normal"/>
    </style:style>
    <style:style style:name="T9" style:family="text">
      <style:text-properties fo:font-weight="normal" officeooo:rsid="0033ac1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3 Notes</text:p>
      <text:p text:style-name="P17">Responsive Web Design</text:p>
      <text:p text:style-name="P19">***inline style property: allows change to CSS property directly in js</text:p>
      <text:p text:style-name="P19">.style to access the styling for that element</text:p>
      <text:p text:style-name="P19">then .display or .color can be changed from there</text:p>
      <text:p text:style-name="P19">if menu is the variable for the element:</text:p>
      <text:p text:style-name="P19">menu.style.color = “red”; </text:p>
      <text:p text:style-name="P19">would change the color</text:p>
      <text:p text:style-name="P20">displaying styling can be changed with “block” or “none”</text:p>
      <text:p text:style-name="P20">menu.style.display = “block”; (makes the ‘menu’ visible)</text:p>
      <text:p text:style-name="P20">menu.style.display = “none”; (hides ‘menu’)</text:p>
      <text:p text:style-name="P17"/>
      <text:p text:style-name="P5">Media Queries</text:p>
      <text:p text:style-name="P21">@media in CSS</text:p>
      <text:p text:style-name="P21">checks for a condition (screen width, height, orientation) and applies the enclosed styles</text:p>
      <text:p text:style-name="P6"><text:span text:style-name="T1"/></text:p>
      <text:p text:style-name="P22">syntax:</text:p>
      <text:p text:style-name="P22">@media (condition) {</text:p>
      <text:p text:style-name="P22"><text:tab/>styling {</text:p>
      <text:p text:style-name="P22"><text:tab/>}</text:p>
      <text:p text:style-name="P22">}</text:p>
      <text:p text:style-name="P7"><text:span text:style-name="T1"/></text:p>
      <text:p text:style-name="P22">for screen sizes: min-width:, max-width:</text:p>
      <text:p text:style-name="P22">for different screen resolutions: min-resolution:</text:p>
      <text:p text:style-name="P22">for orientation: orientation: landscape/portrait</text:p>
      <text:p text:style-name="P22">combine conditions: () and () not () only</text:p>
      <text:p text:style-name="P7"><text:span text:style-name="T1"/></text:p>
      <text:h text:style-name="P1" text:outline-level="3">Common Breakpoints for Responsive Design</text:h>
      <text:p text:style-name="Text_20_body">Although you can customize breakpoints based on your project, the following are widely used:</text:p>
      <text:list text:style-name="L1">
        <text:list-item>
          <text:p text:style-name="P39"><text:span text:style-name="Strong_20_Emphasis">Small devices (phones):</text:span> <text:span text:style-name="Source_20_Text">max-width: 600px</text:span></text:p>
        </text:list-item>
        <text:list-item>
          <text:p text:style-name="P39"><text:span text:style-name="Strong_20_Emphasis">Medium devices (tablets):</text:span> <text:span text:style-name="Source_20_Text">min-width: 601px</text:span> and <text:span text:style-name="Source_20_Text">max-width: 1024px</text:span></text:p>
        </text:list-item>
        <text:list-item>
          <text:p text:style-name="P38"><text:span text:style-name="Strong_20_Emphasis">Large devices (desktops):</text:span> <text:span text:style-name="Source_20_Text">min-width: 1025px</text:span></text:p>
        </text:list-item>
      </text:list>
      <text:p text:style-name="P2">Restrict zoom on UI-heavy pages like games or dashboards</text:p>
      <text:p text:style-name="P2">Enable zoom for accessibility needs</text:p>
      <text:p text:style-name="P2">use fixed width for legacy websites and cases where the page isn’t fully responsive, avoid fixing the width</text:p>
      <text:p text:style-name="P2"><text:s/></text:p>
      <text:p text:style-name="P8">CSS Reset</text:p>
      <text:p text:style-name="P23">removes default styles in browsers</text:p>
      <text:p text:style-name="P9"><text:span text:style-name="T1">-</text:span><text:span text:style-name="T2">Eric Meyer’s Reset (one of the most popular)</text:span></text:p>
      <text:p text:style-name="P9"><text:span text:style-name="T2">- </text:span><text:span text:style-name="T3">Normalize.css (not quite a full reset)</text:span></text:p>
      <text:p text:style-name="P24">Use on projects where pixel-perfect consistency is critical or when I want complete control over styling</text:p>
      <text:p text:style-name="P10"><text:span text:style-name="T1"/></text:p>
      <text:p text:style-name="P11">Javascript Debugging</text:p>
      <text:p text:style-name="P12"><text:span text:style-name="T1">Developer Tools </text:span><text:span text:style-name="T4">(console, sources, and network tab)</text:span></text:p>
      <text:p text:style-name="P25">Console log</text:p>
      <text:p text:style-name="P13"><text:soft-page-break/><text:span text:style-name="T1">Breakpoints</text:span></text:p>
      <text:p text:style-name="P26">Call Stack (in Debugger panel in browser dev tools)</text:p>
      <text:p text:style-name="P26">try...catch</text:p>
      <text:p text:style-name="P26">ESLint (catches syntax errors, undeclared variables, etc.)</text:p>
      <text:p text:style-name="P26">VS Code debugger</text:p>
      <text:p text:style-name="P13"><text:span text:style-name="T1"/></text:p>
      <text:p text:style-name="P14">Breakpoints</text:p>
      <text:p text:style-name="P27">1. open dev tools</text:p>
      <text:p text:style-name="P28">2. find .js code in sources tab</text:p>
      <text:p text:style-name="P28">3. find line of code where I want to pause execution</text:p>
      <text:p text:style-name="P29">4. click on line number in the left margin</text:p>
      <text:p text:style-name="P29">5. trigger the code (click button, load page, etc.)</text:p>
      <text:p text:style-name="P29">6. inspect variables and execution state</text:p>
      <text:p text:style-name="P15"><text:span text:style-name="T1"><text:tab/></text:span><text:span text:style-name="T5">scope panel shows local, global, and closure variables</text:span></text:p>
      <text:p text:style-name="P30"><text:tab/>call stack shows the sequence of function calls that led to the breakpoint</text:p>
      <text:p text:style-name="P30"><text:tab/>add variables to watch panel to monitor their values</text:p>
      <text:p text:style-name="P30"><text:tab/>use the console to interact with variables or objects</text:p>
      <text:p text:style-name="P31">7. step through the code</text:p>
      <text:p text:style-name="P18"><text:span text:style-name="T5"><text:tab/></text:span><text:span text:style-name="T1">Use the debugging controls (usually at the top or side of the panel):</text:span></text:p>
      <text:list text:style-name="L2">
        <text:list-item>
          <text:p text:style-name="P41"><text:span text:style-name="Strong_20_Emphasis">Resume (▶):</text:span> Continue running the code until the next breakpoint.</text:p>
        </text:list-item>
        <text:list-item>
          <text:p text:style-name="P41"><text:span text:style-name="Strong_20_Emphasis">Step Over (⏭):</text:span> Execute the current line and move to the next, skipping function calls.</text:p>
        </text:list-item>
        <text:list-item>
          <text:p text:style-name="P41"><text:span text:style-name="Strong_20_Emphasis">Step Into (⏬):</text:span> Enter the next function call to debug inside it.</text:p>
        </text:list-item>
        <text:list-item>
          <text:p text:style-name="P41"><text:span text:style-name="Strong_20_Emphasis">Step Out (⏹):</text:span> Finish the current function and return to the caller.</text:p>
        </text:list-item>
        <text:list-item>
          <text:p text:style-name="P40"><text:span text:style-name="Strong_20_Emphasis">Deactivate Breakpoints:</text:span> Temporarily disable all breakpoints without removing them.</text:p>
        </text:list-item>
      </text:list>
      <text:p text:style-name="P32">8. modify and test</text:p>
      <text:p text:style-name="P16"><text:span text:style-name="T1"/></text:p>
      <text:p text:style-name="P4">try...catch</text:p>
      <text:p text:style-name="P33">put code to test in a try block</text:p>
      <text:p text:style-name="P33">the catch block handles the error</text:p>
      <text:p text:style-name="P4"><text:span text:style-name="T1"/></text:p>
      <text:p text:style-name="P4"><text:span text:style-name="T1"/></text:p>
      <text:p text:style-name="P33">Checklist for catching common issues</text:p>
      <text:p text:style-name="P4"><text:span text:style-name="T1">- </text:span><text:span text:style-name="T6">missing or extra brackets/parentheses</text:span></text:p>
      <text:p text:style-name="P34">- improper use of semicolons</text:p>
      <text:p text:style-name="P34">- forgotten variable declarations (let and const)</text:p>
      <text:p text:style-name="P34">- off-by-one errors (wrong boundary loop)</text:p>
      <text:p text:style-name="P34">- incorrect data types (mixing numbers and strings)</text:p>
      <text:p text:style-name="P34">- confusing == and === (== performs type coercion, === checks both value and type)</text:p>
      <text:p text:style-name="P4"><text:span text:style-name="T6">- improper scoping of variables </text:span><text:span text:style-name="T7">(using var instead of let and const)</text:span></text:p>
      <text:p text:style-name="P35">- overwriting constants (const x = 5; x = 10)</text:p>
      <text:p text:style-name="P4"><text:span text:style-name="T7">- </text:span><text:span text:style-name="T8">misunderstanding promises and Async/Await (forgetting to handle promise rejections)</text:span></text:p>
      <text:p text:style-name="P36">- race conditions (modifying shared state between asynchronous operations without proper control) (?)</text:p>
      <text:p text:style-name="P4"><text:span text:style-name="T8">- incorrect use of event listeners </text:span><text:span text:style-name="T9">(forgetting to remove listeners or misplacing them)</text:span></text:p>
      <text:p text:style-name="P37">- console errors (ignoring or misunderstanding browser console warnings and errors)</text:p>
      <text:p text:style-name="P4"><text:span text:style-name="T9"/></text:p>
      <text:h text:style-name="P3" text:outline-level="4"><text:span text:style-name="Strong_20_Emphasis">Checklist for Debugging JavaScript</text:span></text:h>
      <text:list text:style-name="L3">
        <text:list-item>
          <text:p text:style-name="P43">✅ <text:span text:style-name="Strong_20_Emphasis">Check Console Logs:</text:span></text:p>
          <text:list>
            <text:list-item>
              <text:p text:style-name="P43"><text:soft-page-break/>Use <text:span text:style-name="Source_20_Text">console.log()</text:span>, <text:span text:style-name="Source_20_Text">console.error()</text:span>, and <text:span text:style-name="Source_20_Text">console.table()</text:span> to trace values and find errors.</text:p>
            </text:list-item>
          </text:list>
        </text:list-item>
        <text:list-item>
          <text:p text:style-name="P43">✅ <text:span text:style-name="Strong_20_Emphasis">Use Breakpoints:</text:span></text:p>
          <text:list>
            <text:list-item>
              <text:p text:style-name="P43">Inspect the flow of code using browser developer tools.</text:p>
            </text:list-item>
          </text:list>
        </text:list-item>
        <text:list-item>
          <text:p text:style-name="P43">✅ <text:span text:style-name="Strong_20_Emphasis">Validate Syntax:</text:span></text:p>
          <text:list>
            <text:list-item>
              <text:p text:style-name="P43">Use tools like Prettier or ESLint to catch syntax issues early.</text:p>
            </text:list-item>
          </text:list>
        </text:list-item>
        <text:list-item>
          <text:p text:style-name="P43">✅ <text:span text:style-name="Strong_20_Emphasis">Test Edge Cases:</text:span></text:p>
          <text:list>
            <text:list-item>
              <text:p text:style-name="P43">Think of unusual inputs that could break your code (e.g., empty arrays, null values).</text:p>
            </text:list-item>
          </text:list>
        </text:list-item>
        <text:list-item>
          <text:p text:style-name="P43">✅ <text:span text:style-name="Strong_20_Emphasis">Handle Errors Gracefully:</text:span></text:p>
          <text:list>
            <text:list-item>
              <text:p text:style-name="P43">Use <text:span text:style-name="Source_20_Text">try...catch</text:span> for error-prone code and provide meaningful fallback behaviors.</text:p>
            </text:list-item>
          </text:list>
        </text:list-item>
        <text:list-item>
          <text:p text:style-name="P43">✅ <text:span text:style-name="Strong_20_Emphasis">Check for Typos:</text:span></text:p>
          <text:list>
            <text:list-item>
              <text:p text:style-name="P43">Carefully examine variable names, function calls, and method chaining.</text:p>
            </text:list-item>
          </text:list>
        </text:list-item>
        <text:list-item>
          <text:p text:style-name="P43">✅ <text:span text:style-name="Strong_20_Emphasis">Keep Functions Modular:</text:span></text:p>
          <text:list>
            <text:list-item>
              <text:p text:style-name="P43">Break code into small, reusable functions to isolate issues.</text:p>
            </text:list-item>
          </text:list>
        </text:list-item>
        <text:list-item>
          <text:p text:style-name="P43">✅ <text:span text:style-name="Strong_20_Emphasis">Verify Asynchronous Logic:</text:span></text:p>
          <text:list>
            <text:list-item>
              <text:p text:style-name="P43">Double-check <text:span text:style-name="Source_20_Text">async/await</text:span> syntax or <text:span text:style-name="Source_20_Text">.then()</text:span> chains for consistency.</text:p>
            </text:list-item>
          </text:list>
        </text:list-item>
        <text:list-item>
          <text:p text:style-name="P43">✅ <text:span text:style-name="Strong_20_Emphasis">Use Documentation:</text:span></text:p>
          <text:list>
            <text:list-item>
              <text:p text:style-name="P42">Refer to MDN Web Docs or other reliable resources for syntax and example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34:55.965000000</meta:creation-date>
    <dc:date>2025-01-21T15:34:12.728000000</dc:date>
    <meta:editing-duration>PT18H34M8S</meta:editing-duration>
    <meta:editing-cycles>24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99" meta:word-count="714" meta:character-count="4431" meta:non-whitespace-character-count="3832"/>
  </office:meta>
</office:document-meta>
</file>